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soli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none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1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Funeral sermons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text:tab/><text:tab/><text:tab/><text:tab/><text:tab/>N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Lyon J. Levy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5">[Hebrew]<text:span text:style-name="T2">/</text:span></text:p>
      <text:p text:style-name="P6"><text:span text:style-name="T2">For a funeral</text:span><text:span text:style-name="T3">/</text:span></text:p>
      <text:p text:style-name="P7"><text:span text:style-name="T3">"Stand in awe and sin not." <text:s/>Thus speaks death unto all/ of us, children of the dust! <text:s/>But its voice so powerful,/ when issuing from the coffin, wherein a friend lies enshrouded,/ ceases to be heard, amid the tumult of the passions./</text:span></text:p>
      <text:p text:style-name="P7"><text:span text:style-name="T3">"My feelings are buoyant, I am yet vigorous, time has scared left/ "its impress upon my brow. <text:s/>Will I also, for sooth, be made to moulder/ "in the grave? <text:s/>No, that fear shall not check the flight of/ my ambition. <text:s/>The cup of pleasures must be overflowing, ere I/ "relinquish my decisions." <text:s/>But, why so much recklessness Oh man!/ <text:s/>Knowest thou not that life is but a span? <text:s/>To-morrow the/ earth may see thee no more. <text:s/>And that unbounded future to which/ thou hast preferred the fleeting present, will open and terrify thy/ vision. <text:s/>Friends! <text:s/>It is even so. <text:s/>In running the race of/ life, we heedlessly trample upon whatsoever might hinder our/ course. <text:s/>And if at times, we are compelled to halt and survey the/ ground we are treading, we still refuse to retrace our steps. <text:s/>Pride/ goads us on; and to it we sacrifice the dictates of religion, parental/ precept and example, the instincts of the heart; the calls of humanity./ <text:s/>Death, I therefore say, is a goodly mentor./</text:span></text:p>
      <text:p text:style-name="P7"><text:span text:style-name="T3"/></text:p>
      <text:p text:style-name="P7"><text:span text:style-name="T3">[Page 2]</text:span></text:p>
      <text:p text:style-name="P7"><text:span text:style-name="T3">Could we but constantly hold before our mind, how much misery/ we would spare ourselves and our fellow-mortals! <text:s/>The thought/ that we may soon be summoned by the Great Judge, would keep us within/ the salutary bounds of moderation. <text:s/>It would restrain excesses, the indul-/-gence of appetites, </text:span><text:soft-page-break/><text:span text:style-name="T3">and of irregular pursuits. <text:s/>That thought, remind-/-ing us of a common origin and a common termination to all/ mankind, would soften our feelings for all who suffer. <text:s/>we[sic!] would/ "bring the poor that are cast out to </text:span><text:span text:style-name="T4">the</text:span><text:span text:style-name="T3"> our house; when we see the/ naked we would convey him, and never hide our eyes from our own/ flesh." <text:s/>It is a maxim of the Sages of antiquity that the/ contemplation of death, is the safeguard of virtue./</text:span></text:p>
      <text:p text:style-name="P7"><text:span text:style-name="T3">Brethren! <text:s/>I hold it up to your vision. <text:s/>Observe it well, that/ its memory may not be quickly effaced. <text:s/>The vicissitudes under-/-gone by our lamented friend, whose remains we surround, are/ in themselves a volume of instruction. <text:s/>Ponder thereon. <text:s/>You will/ learn the instability of fortune, and the uncertainty of retaining/ the health of the body, and the powers of the mind. <text:s/>But you/ will draw therefrom also a lesson that surpasses all value: to/ be tranquil amid reverses, and resigned to the decree of Him, who/ "doth not afflict willingly, nor causelessly grieve the children of men."/</text:span></text:p>
      <text:p text:style-name="P7"><text:span text:style-name="T3"/></text:p>
      <text:p text:style-name="P7"><text:span text:style-name="T3">[Page 3]</text:span></text:p>
      <text:p text:style-name="P7"><text:span text:style-name="T3">For thus was Lyon J. Levy sustained amidst distressing events./ <text:s/>The genial temperament that distinguished him in the days of/ prosperity, was not ruffled by dire adversity. <text:s/>And though slack/ in the performance of some of the divine commands, he still trusted/ but in the Redeemer of Israel, and blessed the Being who chastens/ "as a father chaseneth." <text:s/>When incurable infirmities were/ followed by the loss of wealth, and this by the demise of a relative,/ a friend, and commercial associate; he submissively bowed to the/ celestial fiat. <text:s/>It pained him that he could no more with a/ liberal hand aid his fellow-creature, but to his last hour he proved/ that </text:span><text:span text:style-name="T4">the</text:span><text:span text:style-name="T3"> untold sorrows had not seared the heart which had bent/ with sympathy and charity. <text:s/>To reward those noble traits/ of character, God bid an angel administer to his wants, and/ allay his suffering. <text:s/>The unwearied and unwavering watchfulness/ of her who had shared his joys, aye, the sweet endearments of/ a wife, cast a radiance around his existence. <text:s/>The brightness/ of the past, seemed to him scarcely to have been dimmed./ <text:s/>So contentedly he lived for almost ten full years. <text:s/>Like a drooping/ </text:span><text:span text:style-name="T4">flower</text:span><text:span text:style-name="T3"> plant, which a lovely hand tends, that it may not soon die,/ so was our friend tended by his life co-partner./</text:span></text:p>
      <text:p text:style-name="P7"><text:span text:style-name="T3"/></text:p>
      <text:p text:style-name="P7"><text:span text:style-name="T3">[Page 4]</text:span></text:p>
      <text:p text:style-name="P7"><text:span text:style-name="T3">And only when human affection and solicitude proved/ unavailing, he sunk in the arms of death. <text:s/>Let us/ hope, that he has awakened in the realms of bliss./ <text:s/>Let us pray that a merciful God may forgive the errors/ of the mind, and reward the generous impulses of the heart;/ that He may pass over the transgressions caused by the/ cravings of the flesh, remembering that man's nature is but/ weak and frail. <text:s/>With uplifted hands </text:span><text:span text:style-name="T4">let</text:span><text:span text:style-name="T3"> to the Dweller/ of heaven, let us ask that the balm of consolation may be/ poured on the afflicted relict of Lyon J. Levy. <text:s/>That the/ knowledge of her unbounded devotion, and the consciousness/ of having fulfilled her duties with unremitting perseverance, </text:span><text:span text:style-name="T4">her connubial</text:span><text:span text:style-name="T3">/ </text:span><text:span text:style-name="T4">duties,</text:span><text:span text:style-name="T3"> may relieve the intensity of her grief, and inspire/ her with deeper reverence for the Almighty Creator, in whose/ presence, her </text:span><text:span text:style-name="T4">is</text:span><text:span text:style-name="T3"> beloved is now, we trust, angelically beatifi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3:50:05.25</meta:creation-date>
    <meta:document-statistic meta:table-count="0" meta:image-count="0" meta:object-count="0" meta:page-count="3" meta:paragraph-count="72" meta:word-count="977" meta:character-count="6012"/>
    <dc:date>2012-11-08T14:14:08.77</dc:date>
    <meta:editing-duration>PT6M53S</meta:editing-duration>
    <meta:editing-cycles>1</meta:editing-cycles>
    <meta:generator>OpenOffice.org/3.4.1$Win32 OpenOffice.org_project/341m1$Build-9593</meta:generator>
  </office:meta>
</office:document-meta>
</file>